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zip2FileProvider.createFileSystem( FileName name , FileObject file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zip2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zip2FileProvider.Bzip2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